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3ca6" officeooo:paragraph-rsid="00113ca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3ca6" officeooo:paragraph-rsid="00125dcc" style:font-size-asian="14pt" style:font-weight-asian="normal" style:font-size-complex="14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13ca6" officeooo:paragraph-rsid="00113ca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13ca6" officeooo:paragraph-rsid="00113c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13ca6" officeooo:paragraph-rsid="00125dc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4pt" fo:font-weight="normal" officeooo:rsid="00113ca6" officeooo:paragraph-rsid="00126322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ode Ser Hoje</text:span><text:tab/><text:tab/><text:span text:style-name="T2">Damares</text:span></text:p>
      <text:p text:style-name="P4"/>
      <text:p text:style-name="P1">Para a igreja era apenas mais um culto normal</text:p>
      <text:p text:style-name="P1">Para as irmãs que iam orar, era apenas mais uma oração</text:p>
      <text:p text:style-name="P1">E para os jovens que ensaiaram para cantar no conjunto</text:p>
      <text:p text:style-name="P1">Era mais um louvor em que sentiam a unção do Espírito Santo</text:p>
      <text:p text:style-name="P1">Para o pastor era mais um sermão</text:p>
      <text:p text:style-name="P1">Para as crianças era mais uma vez, na escolinha iam aprender a lição</text:p>
      <text:p text:style-name="P1">E para o pregador que foi convidado pra pregar</text:p>
      <text:p text:style-name="P1">E para o cantor que foi convidado pra cantar</text:p>
      <text:p text:style-name="P1">Era mais uma vez, era apenas mais um louvor, era mais um dia de adoração</text:p>
      <text:p text:style-name="P1">Mas lá em cima algo acontecia, o céu estava em movimento</text:p>
      <text:p text:style-name="P1">Pois na ordem de Deus, aquele culto não terminaria</text:p>
      <text:p text:style-name="P1"/>
      <text:p text:style-name="P1">Pode ser hoje o seu último culto, adore</text:p>
      <text:p text:style-name="P1">Pode ser hoje a última vez que você canta no coral</text:p>
      <text:p text:style-name="P1">Pode ser hoje a sua última oração, então ore</text:p>
      <text:p text:style-name="P1">Pode ser hoje sua última pregação, então pregue com a alma</text:p>
      <text:p text:style-name="P1">Pode ser hoje, então chore, adore, clame, exalte, pule e grite</text:p>
      <text:p text:style-name="P1">Pode ser hoje, canta, prega, ora, fala em mistério e profetize</text:p>
      <text:p text:style-name="P1"/>
      <text:p text:style-name="P1">Pode ser hoje, se levanta, corra em busca das almas perdidas</text:p>
      <text:p text:style-name="P1">Pode ser hoje o último dia que a igreja aqui na terra esteja reunida</text:p>
      <text:p text:style-name="P1">Hoje ninguém me segura, porque eu vou louvar</text:p>
      <text:p text:style-name="P1">Como nunca cantei, cada louvor quero cantar</text:p>
      <text:p text:style-name="P1">Saiam da frente impedimentos e barreiras, porque vou adorar</text:p>
      <text:p text:style-name="P1">E mais unção pra minha vida Deus vai mandar</text:p>
      <text:p text:style-name="P1"/>
      <text:p text:style-name="P1">Pode ser hoje, pode ser hoje o arrebatamento</text:p>
      <text:p text:style-name="P1">Pode ser hoje, clame, exalte, pule e grite</text:p>
      <text:p text:style-name="P1">Pode ser hoje, canta, prega, ore e celebre</text:p>
      <text:p text:style-name="P1">Pode ser hoje, louve</text:p>
      <text:p text:style-name="P6">Pode ser hoje</text:p>
      <text:p text:style-name="P6"><text:span text:style-name="T1">Pode Ser Hoje</text:span><text:span text:style-name="T3"><text:tab/><text:tab/></text:span><text:span text:style-name="T2">Damares</text:span></text:p>
      <text:p text:style-name="P5"/>
      <text:p text:style-name="P2">Para a igreja era apenas mais um culto normal</text:p>
      <text:p text:style-name="P2">Para as irmãs que iam orar, era apenas mais uma oração</text:p>
      <text:p text:style-name="P2">E para os jovens que ensaiaram para cantar no conjunto</text:p>
      <text:p text:style-name="P2">Era mais um louvor em que sentiam a unção do Espírito Santo</text:p>
      <text:p text:style-name="P2">Para o pastor era mais um sermão</text:p>
      <text:p text:style-name="P2">Para as crianças era mais uma vez, na escolinha iam aprender a lição</text:p>
      <text:p text:style-name="P2">E para o pregador que foi convidado pra pregar</text:p>
      <text:p text:style-name="P2">E para o cantor que foi convidado pra cantar</text:p>
      <text:p text:style-name="P2">Era mais uma vez, era apenas mais um louvor, era mais um dia de adoração</text:p>
      <text:p text:style-name="P2">Mas lá em cima algo acontecia, o céu estava em movimento</text:p>
      <text:p text:style-name="P2">Pois na ordem de Deus, aquele culto não terminaria</text:p>
      <text:p text:style-name="P2"/>
      <text:p text:style-name="P2">Pode ser hoje o seu último culto, adore</text:p>
      <text:p text:style-name="P2">Pode ser hoje a última vez que você canta no coral</text:p>
      <text:p text:style-name="P2">Pode ser hoje a sua última oração, então ore</text:p>
      <text:p text:style-name="P2">Pode ser hoje sua última pregação, então pregue com a alma</text:p>
      <text:p text:style-name="P2">Pode ser hoje, então chore, adore, clame, exalte, pule e grite</text:p>
      <text:p text:style-name="P2">Pode ser hoje, canta, prega, ora, fala em mistério e profetize</text:p>
      <text:p text:style-name="P2"/>
      <text:p text:style-name="P2">Pode ser hoje, se levanta, corra em busca das almas perdidas</text:p>
      <text:p text:style-name="P2">Pode ser hoje o último dia que a igreja aqui na terra esteja reunida</text:p>
      <text:p text:style-name="P2">Hoje ninguém me segura, porque eu vou louvar</text:p>
      <text:p text:style-name="P2">Como nunca cantei, cada louvor quero cantar</text:p>
      <text:p text:style-name="P2">Saiam da frente impedimentos e barreiras, porque vou adorar</text:p>
      <text:p text:style-name="P2">E mais unção pra minha vida Deus vai mandar</text:p>
      <text:p text:style-name="P2"/>
      <text:p text:style-name="P2">Pode ser hoje, pode ser hoje o arrebatamento</text:p>
      <text:p text:style-name="P2">Pode ser hoje, clame, exalte, pule e grite</text:p>
      <text:p text:style-name="P2">Pode ser hoje, canta, prega, ore e celebre</text:p>
      <text:p text:style-name="P2">Pode ser hoje, louve</text:p>
      <text:p text:style-name="P2">Pode ser hoj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4-01T14:25:52.741611104</dc:date>
    <meta:editing-cycles>13</meta:editing-cycles>
    <meta:editing-duration>PT18M31S</meta:editing-duration>
    <meta:generator>LibreOffice/5.2.5.1$Linux_X86_64 LibreOffice_project/20m0$Build-1</meta:generator>
    <meta:document-statistic meta:table-count="0" meta:image-count="0" meta:object-count="0" meta:page-count="1" meta:paragraph-count="58" meta:word-count="538" meta:character-count="2790" meta:non-whitespace-character-count="2308"/>
  </office:meta>
</office:document-meta>
</file>